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1.1354in"/>
    </style:style>
    <style:style style:name="Table1.C" style:family="table-column">
      <style:table-column-properties style:column-width="1.3229in"/>
    </style:style>
    <style:style style:name="Table1.D" style:family="table-column">
      <style:table-column-properties style:column-width="1.3958in"/>
    </style:style>
    <style:style style:name="Table1.E" style:family="table-column">
      <style:table-column-properties style:column-width="1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.4898in" fo:margin-right="0in" fo:text-align="start" style:justify-single-word="false" fo:text-indent="0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uroImage Experiments</text:p>
      <text:p text:style-name="P2">EXP00:<text:span text:style-name="T5"> Different sequence combinations</text:span></text:p>
      <text:p text:style-name="P2"/>
      <text:p text:style-name="P7">Experiments description:</text:p>
      <text:p text:style-name="P4">Establish the best combination of sequences for the segmentation task.</text:p>
      <text:p text:style-name="P7"/>
      <text:p text:style-name="P7">Evaluation:</text:p>
      <text:p text:style-name="P4">Beside the average, the mean of each value is given in brackets. All evaluation results obtain in original space. </text:p>
      <text:p text:style-name="P4"/>
      <text:p text:style-name="P7">Possible combinations:</text:p>
      <text:list xml:id="list345283550" text:style-name="L5">
        <text:list-item>
          <text:p text:style-name="P5"><text:span text:style-name="T4">FLAIR</text:span> (always): ('03' '04' '05' '06' '07' '08' '09' '10' '11' '12' '13' '15' '17' '18' '19' '20' '21' '22' '23' '25' '26' '28' '29' '30' '31' '32' '33' '34' '35' '36' '37' '39' '40' '41' '42' '43' '44' '45')</text:p>
        </text:list-item>
        <text:list-item>
          <text:p text:style-name="P5"><text:span text:style-name="T4">DW</text:span>: ('03' '05' '07' '09' '10' '11' '12' '13' '15' '17' '18' '22' '23' '25' '26' '31' '32' '33' '34' '35' '36' '37' '39' '40' '41' '42' '43' '44' '45')</text:p>
        </text:list-item>
        <text:list-item>
          <text:p text:style-name="P5"><text:span text:style-name="T4">T1</text:span> (any): ('03' '04' '05' '06' '07' '08' '09' '10' '11' '12' '13' '15' '17' '18' '19' '20' '21' '22' '23' '25' '26' '28' '29' '30' '31' '32' '33' '34' '35' '36' '37' '39' '40' '41' '42' '43' '44' '45')</text:p>
        </text:list-item>
        <text:list-item>
          <text:p text:style-name="P5"><text:span text:style-name="T4">T2</text:span> (any): ('03' '05' '06' '07' '09' '10' '11' '12' '13' '15' '17' '18' '19' '20' '21' '22' '23' '25' '26' '29' '30' '32' '33' '34' '35' '36' '37' '39' '40' '41' '42' '43' '44' '45')</text:p>
        </text:list-item>
        <text:list-item>
          <text:p text:style-name="P5"><text:span text:style-name="T4">T1_SAG_TFE</text:span>: ('03' '04' '05' '06' '07' '08' '09' '10' '11' '12' '13' '15' '17' '18' '20' '21' '22' '23' '25' '26' '28' '29')</text:p>
        </text:list-item>
        <text:list-item>
          <text:p text:style-name="P5"><text:span text:style-name="T4">T2_SAG_TSE</text:span>: ('03' '05' '06' '07' '09' '10' '11' '12' '13' '15' '17' '18' '19' '20' '21' '22' '23' '25' '26' '29' '30' '32' '33' '34' '35' '36' '37' '39' '40' '41' '42' '43' '44' '45')</text:p>
        </text:list-item>
      </text:list>
      <text:p text:style-name="P8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Combination</text:p>
          </table:table-cell>
          <table:table-cell table:style-name="Table1.A1" office:value-type="string">
            <text:p text:style-name="P12">Base sequence</text:p>
          </table:table-cell>
          <table:table-cell table:style-name="Table1.A1" office:value-type="string">
            <text:p text:style-name="P12">DM (avg/median)</text:p>
          </table:table-cell>
          <table:table-cell table:style-name="Table1.A1" office:value-type="string">
            <text:p text:style-name="P12">HD (avg/median)</text:p>
          </table:table-cell>
          <table:table-cell table:style-name="Table1.E1" office:value-type="string">
            <text:p text:style-name="P12">ASSD (avg/median)</text:p>
          </table:table-cell>
        </table:table-row>
        <table:table-row>
          <table:table-cell table:style-name="Table1.A2" office:value-type="string">
            <text:p text:style-name="P13">FLAIR</text:p>
          </table:table-cell>
          <table:table-cell table:style-name="Table1.A2" office:value-type="string">
            <text:p text:style-name="P13">FLAIR</text:p>
          </table:table-cell>
          <table:table-cell table:style-name="Table1.A2" office:value-type="string">
            <text:p text:style-name="P13">0.61</text:p>
          </table:table-cell>
          <table:table-cell table:style-name="Table1.A2" office:value-type="string">
            <text:p text:style-name="P13">28.66</text:p>
          </table:table-cell>
          <table:table-cell table:style-name="Table1.E2" office:value-type="string">
            <text:p text:style-name="P13">5.68</text:p>
          </table:table-cell>
        </table:table-row>
        <table:table-row>
          <table:table-cell table:style-name="Table1.A2" office:value-type="string">
            <text:p text:style-name="P13">T2_SAG_TSE</text:p>
          </table:table-cell>
          <table:table-cell table:style-name="Table1.A2" office:value-type="string">
            <text:p text:style-name="P13">FLAIR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T2_SAG_TSE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Maier</meta:initial-creator>
    <meta:creation-date>2014-05-06T09:54:09</meta:creation-date>
    <dc:date>2014-05-08T13:56:47</dc:date>
    <dc:creator>Oskar Maier</dc:creator>
    <meta:editing-duration>P2DT3H53M58S</meta:editing-duration>
    <meta:editing-cycles>72</meta:editing-cycles>
    <meta:generator>LibreOffice/3.5$Linux_X86_64 LibreOffice_project/350m1$Build-2</meta:generator>
    <meta:document-statistic meta:table-count="1" meta:image-count="0" meta:object-count="0" meta:page-count="1" meta:paragraph-count="26" meta:word-count="267" meta:character-count="1477" meta:non-whitespace-character-count="1241"/>
  </office:meta>
</office:document-meta>
</file>